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Wavelength, µ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.6172135802469">
            <text:p>1.6172135802</text:p>
          </table:table-cell>
          <table:table-cell office:value-type="float" office:value="0.00391">
            <text:p>0.00391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.61597668938989">
            <text:p>1.6159766894</text:p>
          </table:table-cell>
          <table:table-cell office:value-type="float" office:value="0.003555">
            <text:p>0.003555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1.61473979853287">
            <text:p>1.6147397985</text:p>
          </table:table-cell>
          <table:table-cell office:value-type="float" office:value="0.0032">
            <text:p>0.0032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1.60502956733709">
            <text:p>1.6050295673</text:p>
          </table:table-cell>
          <table:table-cell office:value-type="float" office:value="0.00268666666666667">
            <text:p>0.002686666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.60432441195494">
            <text:p>1.604324412</text:p>
          </table:table-cell>
          <table:table-cell office:value-type="float" office:value="0.00265">
            <text:p>0.00265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1.60313446224758">
            <text:p>1.6031344622</text:p>
          </table:table-cell>
          <table:table-cell office:value-type="float" office:value="0.0026185">
            <text:p>0.0026185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1.59568007191687">
            <text:p>1.5956800719</text:p>
          </table:table-cell>
          <table:table-cell office:value-type="float" office:value="0.00223">
            <text:p>0.00223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1.59795971392455">
            <text:p>1.5979597139</text:p>
          </table:table-cell>
          <table:table-cell office:value-type="float" office:value="0.00206">
            <text:p>0.00206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1.60023935593223">
            <text:p>1.6002393559</text:p>
          </table:table-cell>
          <table:table-cell office:value-type="float" office:value="0.00189">
            <text:p>0.00189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1.59328348276753">
            <text:p>1.5932834828</text:p>
          </table:table-cell>
          <table:table-cell office:value-type="float" office:value="0.001631">
            <text:p>0.001631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1.59239264335977">
            <text:p>1.5923926434</text:p>
          </table:table-cell>
          <table:table-cell office:value-type="float" office:value="0.00161">
            <text:p>0.00161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1.59186473852554">
            <text:p>1.5918647385</text:p>
          </table:table-cell>
          <table:table-cell office:value-type="float" office:value="0.00159533333333333">
            <text:p>0.0015953333</text:p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1.5892252143544">
            <text:p>1.5892252144</text:p>
          </table:table-cell>
          <table:table-cell office:value-type="float" office:value="0.001522">
            <text:p>0.001522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1.58576410804004">
            <text:p>1.585764108</text:p>
          </table:table-cell>
          <table:table-cell office:value-type="float" office:value="0.00139">
            <text:p>0.00139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.58507188677717">
            <text:p>1.5850718868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1.5843796655143">
            <text:p>1.5843796655</text:p>
          </table:table-cell>
          <table:table-cell office:value-type="float" office:value="0.00121">
            <text:p>0.00121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1.5837708776967">
            <text:p>1.5837708777</text:p>
          </table:table-cell>
          <table:table-cell office:value-type="float" office:value="0.001135">
            <text:p>0.001135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1.5831620898791">
            <text:p>1.5831620899</text:p>
          </table:table-cell>
          <table:table-cell office:value-type="float" office:value="0.00106">
            <text:p>0.00106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1.57832356091934">
            <text:p>1.5783235609</text:p>
          </table:table-cell>
          <table:table-cell office:value-type="float" office:value="0.000943607733333333">
            <text:p>0.0009436077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1.57796464294499">
            <text:p>1.5779646429</text:p>
          </table:table-cell>
          <table:table-cell office:value-type="float" office:value="0.000935294">
            <text:p>0.000935294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1.57735896886327">
            <text:p>1.5773589689</text:p>
          </table:table-cell>
          <table:table-cell office:value-type="float" office:value="0.0009274097">
            <text:p>0.0009274097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.57347832946789">
            <text:p>1.5734783295</text:p>
          </table:table-cell>
          <table:table-cell office:value-type="float" office:value="0.00083017">
            <text:p>0.00083017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1.57343845193188">
            <text:p>1.5734384519</text:p>
          </table:table-cell>
          <table:table-cell office:value-type="float" office:value="0.000785665">
            <text:p>0.000785665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1.57339857439587">
            <text:p>1.5733985744</text:p>
          </table:table-cell>
          <table:table-cell office:value-type="float" office:value="0.00074116">
            <text:p>0.00074116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1.57219855971474">
            <text:p>1.5721985597</text:p>
          </table:table-cell>
          <table:table-cell office:value-type="float" office:value="0.0006709673">
            <text:p>0.0006709673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1.5717178161221">
            <text:p>1.5717178161</text:p>
          </table:table-cell>
          <table:table-cell office:value-type="float" office:value="0.000665276">
            <text:p>0.000665276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1.57143293103017">
            <text:p>1.571432931</text:p>
          </table:table-cell>
          <table:table-cell office:value-type="float" office:value="0.000660935533333333">
            <text:p>0.0006609355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1.56809223911436">
            <text:p>1.5680922391</text:p>
          </table:table-cell>
          <table:table-cell office:value-type="float" office:value="0.000600169">
            <text:p>0.000600169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1.56770898582313">
            <text:p>1.5677089858</text:p>
          </table:table-cell>
          <table:table-cell office:value-type="float" office:value="0.000572072">
            <text:p>0.00057207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1.5673257325319">
            <text:p>1.5673257325</text:p>
          </table:table-cell>
          <table:table-cell office:value-type="float" office:value="0.000543975">
            <text:p>0.000543975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1.5669806315604">
            <text:p>1.5669806316</text:p>
          </table:table-cell>
          <table:table-cell office:value-type="float" office:value="0.000519588">
            <text:p>0.000519588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1.5666355305889">
            <text:p>1.5666355306</text:p>
          </table:table-cell>
          <table:table-cell office:value-type="float" office:value="0.000495201">
            <text:p>0.000495201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1.56387035230254">
            <text:p>1.5638703523</text:p>
          </table:table-cell>
          <table:table-cell office:value-type="float" office:value="0.000455482066666667">
            <text:p>0.0004554821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1.56366241761677">
            <text:p>1.5636624176</text:p>
          </table:table-cell>
          <table:table-cell office:value-type="float" office:value="0.000452645">
            <text:p>0.000452645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1.56331152783453">
            <text:p>1.5633115278</text:p>
          </table:table-cell>
          <table:table-cell office:value-type="float" office:value="0.000449846525">
            <text:p>0.0004498465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1.56102947601977">
            <text:p>1.561029476</text:p>
          </table:table-cell>
          <table:table-cell office:value-type="float" office:value="0.000415332">
            <text:p>0.000415332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1.56100590330434">
            <text:p>1.5610059033</text:p>
          </table:table-cell>
          <table:table-cell office:value-type="float" office:value="0.000398897">
            <text:p>0.000398897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.56098233058891">
            <text:p>1.5609823306</text:p>
          </table:table-cell>
          <table:table-cell office:value-type="float" office:value="0.000382462">
            <text:p>0.000382462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1.56026402789616">
            <text:p>1.5602640279</text:p>
          </table:table-cell>
          <table:table-cell office:value-type="float" office:value="0.000355563">
            <text:p>0.000355563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1.5599744825731">
            <text:p>1.5599744826</text:p>
          </table:table-cell>
          <table:table-cell office:value-type="float" office:value="0.000353382">
            <text:p>0.000353382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1.55980290015943">
            <text:p>1.5598029002</text:p>
          </table:table-cell>
          <table:table-cell office:value-type="float" office:value="0.000351659666666667">
            <text:p>0.0003516597</text:p>
          </table:table-cell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1.5589449880911">
            <text:p>1.5589449881</text:p>
          </table:table-cell>
          <table:table-cell office:value-type="float" office:value="0.000343048">
            <text:p>0.000343048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.55777058500781">
            <text:p>1.557770585</text:p>
          </table:table-cell>
          <table:table-cell office:value-type="float" office:value="0.000327547">
            <text:p>0.000327547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1.55753570439116">
            <text:p>1.5575357044</text:p>
          </table:table-cell>
          <table:table-cell office:value-type="float" office:value="0.0003160265">
            <text:p>0.0003160265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1.5573008237745">
            <text:p>1.5573008238</text:p>
          </table:table-cell>
          <table:table-cell office:value-type="float" office:value="0.000304506">
            <text:p>0.00030450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1.55708586350897">
            <text:p>1.5570858635</text:p>
          </table:table-cell>
          <table:table-cell office:value-type="float" office:value="0.0002941935">
            <text:p>0.0002941935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1.55687090324344">
            <text:p>1.5568709032</text:p>
          </table:table-cell>
          <table:table-cell office:value-type="float" office:value="0.000283881">
            <text:p>0.000283881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1.55513859377432">
            <text:p>1.5551385938</text:p>
          </table:table-cell>
          <table:table-cell office:value-type="float" office:value="0.000266589133333333">
            <text:p>0.0002665891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1.55500709214603">
            <text:p>1.5550070921</text:p>
          </table:table-cell>
          <table:table-cell office:value-type="float" office:value="0.000265354">
            <text:p>0.000265354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1.55478518314828">
            <text:p>1.5547851831</text:p>
          </table:table-cell>
          <table:table-cell office:value-type="float" office:value="0.000264101725">
            <text:p>0.0002641017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1.55332659795719">
            <text:p>1.553326598</text:p>
          </table:table-cell>
          <table:table-cell office:value-type="float" office:value="0.000248657">
            <text:p>0.000248657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1.55331147661189">
            <text:p>1.5533114766</text:p>
          </table:table-cell>
          <table:table-cell office:value-type="float" office:value="0.0002411095">
            <text:p>0.0002411095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.55329635526659">
            <text:p>1.5532963553</text:p>
          </table:table-cell>
          <table:table-cell office:value-type="float" office:value="0.000233562">
            <text:p>0.000233562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1.55283141975148">
            <text:p>1.5528314198</text:p>
          </table:table-cell>
          <table:table-cell office:value-type="float" office:value="0.000220901525">
            <text:p>0.0002209015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1.55264318651421">
            <text:p>1.5526431865</text:p>
          </table:table-cell>
          <table:table-cell office:value-type="float" office:value="0.000219875">
            <text:p>0.000219875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1.55253164089213">
            <text:p>1.5525316409</text:p>
          </table:table-cell>
          <table:table-cell office:value-type="float" office:value="0.000219045266666667">
            <text:p>0.0002190453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1.55120078431391">
            <text:p>1.5512007843</text:p>
          </table:table-cell>
          <table:table-cell office:value-type="float" office:value="0.000207429">
            <text:p>0.000207429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1.55104615862036">
            <text:p>1.5510461586</text:p>
          </table:table-cell>
          <table:table-cell office:value-type="float" office:value="0.000201755">
            <text:p>0.000201755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1.5508915329268">
            <text:p>1.5508915329</text:p>
          </table:table-cell>
          <table:table-cell office:value-type="float" office:value="0.000196081">
            <text:p>0.000196081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1.55074833627341">
            <text:p>1.5507483363</text:p>
          </table:table-cell>
          <table:table-cell office:value-type="float" office:value="0.0001908945">
            <text:p>0.0001908945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.55060513962003">
            <text:p>1.5506051396</text:p>
          </table:table-cell>
          <table:table-cell office:value-type="float" office:value="0.000185708">
            <text:p>0.000185708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1.54944623370243">
            <text:p>1.5494462337</text:p>
          </table:table-cell>
          <table:table-cell office:value-type="float" office:value="0.000176835733333333">
            <text:p>0.0001768357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.5493576491723">
            <text:p>1.5493576492</text:p>
          </table:table-cell>
          <table:table-cell office:value-type="float" office:value="0.000176202">
            <text:p>0.000176202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1.5492081627777">
            <text:p>1.5492081628</text:p>
          </table:table-cell>
          <table:table-cell office:value-type="float" office:value="0.000175547175">
            <text:p>0.0001755472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1.54821781572081">
            <text:p>1.5482178157</text:p>
          </table:table-cell>
          <table:table-cell office:value-type="float" office:value="0.000167471">
            <text:p>0.000167471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1.54820752123379">
            <text:p>1.5482075212</text:p>
          </table:table-cell>
          <table:table-cell office:value-type="float" office:value="0.0001634525">
            <text:p>0.0001634525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1.54819722674676">
            <text:p>1.5481972267</text:p>
          </table:table-cell>
          <table:table-cell office:value-type="float" office:value="0.000159434">
            <text:p>0.00015943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1.54787855542403">
            <text:p>1.5478785554</text:p>
          </table:table-cell>
          <table:table-cell office:value-type="float" office:value="0.00015257605">
            <text:p>0.0001525761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.54774911955254">
            <text:p>1.5477491196</text:p>
          </table:table-cell>
          <table:table-cell office:value-type="float" office:value="0.00015202">
            <text:p>0.00015202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1.54767241681389">
            <text:p>1.5476724168</text:p>
          </table:table-cell>
          <table:table-cell office:value-type="float" office:value="0.000151563066666667">
            <text:p>0.0001515631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.54675220567531">
            <text:p>1.5467522057</text:p>
          </table:table-cell>
          <table:table-cell office:value-type="float" office:value="0.000145166">
            <text:p>0.000145166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1.54664486618626">
            <text:p>1.5466448662</text:p>
          </table:table-cell>
          <table:table-cell office:value-type="float" office:value="0.0001419925">
            <text:p>0.0001419925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.5465375266972">
            <text:p>1.5465375267</text:p>
          </table:table-cell>
          <table:table-cell office:value-type="float" office:value="0.000138819">
            <text:p>0.000138819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1.54643722166024">
            <text:p>1.5464372217</text:p>
          </table:table-cell>
          <table:table-cell office:value-type="float" office:value="0.000135874">
            <text:p>0.000135874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1.54633691662329">
            <text:p>1.5463369166</text:p>
          </table:table-cell>
          <table:table-cell office:value-type="float" office:value="0.000132929">
            <text:p>0.000132929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1.54552246833926">
            <text:p>1.5455224683</text:p>
          </table:table-cell>
          <table:table-cell office:value-type="float" office:value="0.000127818066666667">
            <text:p>0.0001278181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.54545988371941">
            <text:p>1.5454598837</text:p>
          </table:table-cell>
          <table:table-cell office:value-type="float" office:value="0.000127453">
            <text:p>0.000127453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1.54535427217342">
            <text:p>1.5453542722</text:p>
          </table:table-cell>
          <table:table-cell office:value-type="float" office:value="0.00012707065">
            <text:p>0.0001270707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.54465030810944">
            <text:p>1.5446503081</text:p>
          </table:table-cell>
          <table:table-cell office:value-type="float" office:value="0.000122355">
            <text:p>0.000122355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1.54464297554249">
            <text:p>1.5446429755</text:p>
          </table:table-cell>
          <table:table-cell office:value-type="float" office:value="0.000119977">
            <text:p>0.000119977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1.54463564297554">
            <text:p>1.544635643</text:p>
          </table:table-cell>
          <table:table-cell office:value-type="float" office:value="0.000117599">
            <text:p>0.000117599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1.54440746037634">
            <text:p>1.5444074604</text:p>
          </table:table-cell>
          <table:table-cell office:value-type="float" office:value="0.00011349015">
            <text:p>0.000113490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.54431454621854">
            <text:p>1.5443145462</text:p>
          </table:table-cell>
          <table:table-cell office:value-type="float" office:value="0.000113157">
            <text:p>0.000113157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1.54425948597689">
            <text:p>1.544259486</text:p>
          </table:table-cell>
          <table:table-cell office:value-type="float" office:value="0.000112879866666667">
            <text:p>0.0001128799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1.54359605367017">
            <text:p>1.5435960537</text:p>
          </table:table-cell>
          <table:table-cell office:value-type="float" office:value="0.000109">
            <text:p>0.000109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1.54351842745049">
            <text:p>1.5435184275</text:p>
          </table:table-cell>
          <table:table-cell office:value-type="float" office:value="0.0001070525">
            <text:p>0.0001070525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.5434408012308">
            <text:p>1.5434408012</text:p>
          </table:table-cell>
          <table:table-cell office:value-type="float" office:value="0.000105105">
            <text:p>0.000105105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1.54336774630754">
            <text:p>1.5433677463</text:p>
          </table:table-cell>
          <table:table-cell office:value-type="float" office:value="0.000103278">
            <text:p>0.000103278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.54329469138429">
            <text:p>1.5432946914</text:p>
          </table:table-cell>
          <table:table-cell office:value-type="float" office:value="0.000101451">
            <text:p>0.000101451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1.54269995630871">
            <text:p>1.5426999563</text:p>
          </table:table-cell>
          <table:table-cell office:value-type="float" office:value="0.0000982462133333333">
            <text:p>9.82462133333333E-005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1.54265406421686">
            <text:p>1.5426540642</text:p>
          </table:table-cell>
          <table:table-cell office:value-type="float" office:value="0.0000980173">
            <text:p>9.80173E-005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1.54257662131185">
            <text:p>1.5425766213</text:p>
          </table:table-cell>
          <table:table-cell office:value-type="float" office:value="0.0000977750125">
            <text:p>0.00009777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.54205789808953">
            <text:p>1.5420578981</text:p>
          </table:table-cell>
          <table:table-cell office:value-type="float" office:value="0.0000947868">
            <text:p>9.47868E-005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1.54205248626017">
            <text:p>1.5420524863</text:p>
          </table:table-cell>
          <table:table-cell office:value-type="float" office:value="0.00009326525">
            <text:p>9.326525E-005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1.54204707443081">
            <text:p>1.5420470744</text:p>
          </table:table-cell>
          <table:table-cell office:value-type="float" office:value="0.0000917437">
            <text:p>9.17437E-005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.54187795058659">
            <text:p>1.5418779506</text:p>
          </table:table-cell>
          <table:table-cell office:value-type="float" office:value="0.0000890888575">
            <text:p>8.90888575E-005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.54180894725623">
            <text:p>1.5418089473</text:p>
          </table:table-cell>
          <table:table-cell office:value-type="float" office:value="0.0000888736">
            <text:p>8.88736E-005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1.54176805639379">
            <text:p>1.5417680564</text:p>
          </table:table-cell>
          <table:table-cell office:value-type="float" office:value="0.00008869292">
            <text:p>8.869292E-005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1.5412736299461">
            <text:p>1.5412736299</text:p>
          </table:table-cell>
          <table:table-cell office:value-type="float" office:value="0.0000861634">
            <text:p>8.61634E-005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1.541215635519">
            <text:p>1.5412156355</text:p>
          </table:table-cell>
          <table:table-cell office:value-type="float" office:value="0.00008488245">
            <text:p>8.488245E-005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1.5411576410919">
            <text:p>1.5411576411</text:p>
          </table:table-cell>
          <table:table-cell office:value-type="float" office:value="0.0000836015">
            <text:p>8.36015E-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10/26/2017</text:date>, <text:time>04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04:15:01.13</dc:date>
    <meta:document-statistic meta:table-count="1" meta:cell-count="306" meta:object-count="0"/>
    <meta:generator>OpenOffice/4.1.2$Win32 OpenOffice.org_project/412m3$Build-9782</meta:generator>
  </office:meta>
</office:document-meta>
</file>